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Courier1" svg:font-family="Courier, 'Courier New'" style:font-family-generic="roman" style:font-pitch="variable"/>
    <style:font-face style:name="F" svg:font-family="" style:font-family-generic="roman"/>
    <style:font-face style:name="F1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>
      <style:text-properties fo:color="#c80000" loext:opacity="100%" style:font-name="Consolas" fo:font-size="12pt" fo:font-weight="bold" style:font-name-asian="Consolas" style:font-name-complex="Consolas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="Consolas"/>
    </style:style>
    <style:style style:name="T2" style:family="text">
      <style:text-properties style:font-name="Consolas" fo:font-size="9pt" style:font-size-asian="9pt"/>
    </style:style>
    <style:style style:name="T3" style:family="text">
      <style:text-properties fo:color="#c80000" loext:opacity="100%" style:font-name="Consolas" fo:font-size="9pt" fo:font-weight="bold" style:font-size-asian="9pt" style:font-weight-asian="bold" fo:background-color="#ffff00"/>
    </style:style>
    <style:style style:name="T4" style:family="text">
      <style:text-properties fo:color="#c80000" loext:opacity="100%" style:font-name="Consolas" fo:font-weight="bold" style:font-weight-asian="bold" fo:background-color="#ffff00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mbria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ＭＳ 明朝" style:font-size-asian="11pt" style:language-asian="en" style:country-asian="US" style:font-style-asian="normal" style:font-weight-asian="normal" style:font-name-complex="F1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LASTN 2.12.0+</text:span></text:p>
      <text:p text:style-name="P1"/>
      <text:p text:style-name="P1"/>
      <text:p text:style-name="P1"><text:span text:style-name="T1">Reference: Stephen F. Altschul, Thomas L. Madden, Alejandro A.</text:span></text:p>
      <text:p text:style-name="P1"><text:span text:style-name="T1">Schaffer, Jinghui Zhang, Zheng Zhang, Webb Miller, and David J.</text:span></text:p>
      <text:p text:style-name="P1"><text:span text:style-name="T1">Lipman (1997), "Gapped BLAST and PSI-BLAST: a new generation of</text:span></text:p>
      <text:p text:style-name="P1"><text:span text:style-name="T1">protein database search programs", Nucleic Acids Res. 25:3389-3402.</text:span></text:p>
      <text:p text:style-name="P1"/>
      <text:p text:style-name="P1"/>
      <text:p text:style-name="P1"/>
      <text:p text:style-name="P1"><text:span text:style-name="T1">Database: GCF_011762595.2_mTurTru1.mat.Y_genomic.fna</text:span></text:p>
      <text:p text:style-name="P1"><text:span text:style-name="T1"><text:s text:c="11"/>361 sequences; 2,378,505,825 total letters</text:span></text:p>
      <text:p text:style-name="P1"/>
      <text:p text:style-name="P1"/>
      <text:p text:style-name="P1"/>
      <text:p text:style-name="P1"><text:span text:style-name="T1">Query= exon_1</text:span></text:p>
      <text:p text:style-name="P1"/>
      <text:p text:style-name="P1"><text:span text:style-name="T1">Length=171</text:span></text:p>
      <text:p text:style-name="P1"/>
      <text:p text:style-name="P1"/>
      <text:p text:style-name="P1"><text:span text:style-name="T1">***** No hits found *****</text:span></text:p>
      <text:p text:style-name="P1"><text:soft-page-break/></text:p>
      <text:p text:style-name="P1"/>
      <text:p text:style-name="P1"/>
      <text:p text:style-name="P1"><text:span text:style-name="T1">Lambda <text:s text:c="5"/>K <text:s text:c="7"/>H</text:span></text:p>
      <text:p text:style-name="P1"><text:span text:style-name="T1"><text:s text:c="3"/>0.634 <text:s text:c="3"/>0.408 <text:s text:c="3"/>0.912</text:span></text:p>
      <text:p text:style-name="P1"/>
      <text:p text:style-name="P1"><text:span text:style-name="T1">Gapped</text:span></text:p>
      <text:p text:style-name="P1"><text:span text:style-name="T1">Lambda <text:s text:c="5"/>K <text:s text:c="7"/>H</text:span></text:p>
      <text:p text:style-name="P1"><text:span text:style-name="T1"><text:s text:c="3"/>0.625 <text:s text:c="3"/>0.410 <text:s text:c="3"/>0.780</text:span></text:p>
      <text:p text:style-name="P1"/>
      <text:p text:style-name="P1"><text:span text:style-name="T1">Effective search space used: 335367794295</text:span></text:p>
      <text:p text:style-name="P1"/>
      <text:p text:style-name="P1"/>
      <text:p text:style-name="P1"><text:span text:style-name="T1">Query= exon_2</text:span></text:p>
      <text:p text:style-name="P1"/>
      <text:p text:style-name="P1"><text:span text:style-name="T1">Length=214</text:span></text:p>
      <text:p text:style-name="P1"><text:span text:style-name="T1"><text:s text:c="70"/>Score <text:s text:c="4"/>E</text:span></text:p>
      <text:p text:style-name="P1"><text:span text:style-name="T1">Sequences producing significant alignments: <text:s text:c="25"/>(Bits) <text:s/>Value</text:span></text:p>
      <text:p text:style-name="P1"/>
      <text:p text:style-name="P1"><text:span text:style-name="T1">NC_047034.1 Tursiops truncatus isolate mTurTru1 chromosome 1, mTu... <text:s/>57.2 <text:s text:c="3"/>3e-06</text:span></text:p>
      <text:p text:style-name="P1"/>
      <text:p text:style-name="P1"><text:soft-page-break/></text:p>
      <text:p text:style-name="P1"/>
      <text:p text:style-name="P1"><text:span text:style-name="T1">Query_2 <text:s text:c="5"/>118 <text:s text:c="7"/>ATCCCCGTGAAGCTGTACCAGCCCAAGGCGTCCTCAAGCAACCCCAGGCCTGGCATCGTG <text:s/>177</text:span></text:p>
      <text:p text:style-name="P1"><text:span text:style-name="T1">NC_047034.1 <text:s/>174031142 <text:s/>..A...A...G.....T...........T.G....CCC..G...GT...GA......A.C <text:s/>174031083</text:span></text:p>
      <text:p text:style-name="P1"/>
      <text:p text:style-name="P1"><text:span text:style-name="T1">Query_2 <text:s text:c="5"/>178 <text:s text:c="7"/>TTCTACCACGGCGGTGGGGGCATTGTAGGGAGCTTG <text:s/>213</text:span></text:p>
      <text:p text:style-name="P1"><text:span text:style-name="T1">NC_047034.1 <text:s/>174031082 <text:s/>....T......A..G..CAC.G.AT........C.. <text:s/>174031047</text:span></text:p>
      <text:p text:style-name="P1"/>
      <text:p text:style-name="P1"/>
      <text:p text:style-name="P1"><text:span text:style-name="T1">Lambda <text:s text:c="5"/>K <text:s text:c="7"/>H</text:span></text:p>
      <text:p text:style-name="P1"><text:span text:style-name="T1"><text:s text:c="3"/>0.634 <text:s text:c="3"/>0.408 <text:s text:c="3"/>0.912</text:span></text:p>
      <text:p text:style-name="P1"/>
      <text:p text:style-name="P1"><text:span text:style-name="T1">Gapped</text:span></text:p>
      <text:p text:style-name="P1"><text:span text:style-name="T1">Lambda <text:s text:c="5"/>K <text:s text:c="7"/>H</text:span></text:p>
      <text:p text:style-name="P1"><text:span text:style-name="T1"><text:s text:c="3"/>0.625 <text:s text:c="3"/>0.410 <text:s text:c="3"/>0.780</text:span></text:p>
      <text:p text:style-name="P1"/>
      <text:p text:style-name="P1"><text:span text:style-name="T1">Effective search space used: 435264518022</text:span></text:p>
      <text:p text:style-name="P1"/>
      <text:p text:style-name="P1"/>
      <text:p text:style-name="P1"><text:span text:style-name="T1">Query= exon_3</text:span></text:p>
      <text:p text:style-name="P1"/>
      <text:p text:style-name="P1"><text:soft-page-break/><text:span text:style-name="T1">Length=64</text:span></text:p>
      <text:p text:style-name="P1"><text:span text:style-name="T1"><text:s text:c="70"/>Score <text:s text:c="4"/>E</text:span></text:p>
      <text:p text:style-name="P1"><text:span text:style-name="T1">Sequences producing significant alignments: <text:s text:c="25"/>(Bits) <text:s/>Value</text:span></text:p>
      <text:p text:style-name="P1"/>
      <text:p text:style-name="P1"><text:span text:style-name="T1">NC_047034.1 Tursiops truncatus isolate mTurTru1 chromosome 1, mTu... <text:s/>101 <text:s text:c="4"/>5e-20</text:span></text:p>
      <text:p text:style-name="P1"/>
      <text:p text:style-name="P1"/>
      <text:p text:style-name="P1"/>
      <text:p text:style-name="P1"><text:span text:style-name="T1">Query_3 <text:s text:c="5"/>1 <text:s text:c="9"/>AAACTCACCATGGCTTATGCTGTCATTTGTGCAAGGAG-AGTGACTCAGTGGTTCTAGCA <text:s/>59</text:span></text:p>
      <text:p text:style-name="P1"><text:span text:style-name="T1">NC_047034.1 <text:s/>174000432 <text:s/>...................A............G.....A..................... <text:s/>174000373</text:span><text:span text:style-name="T4"> [Insertion of 1 bp – frameshift]</text:span></text:p>
      <text:p text:style-name="P1"/>
      <text:p text:style-name="P1"><text:span text:style-name="T1">Query_3 <text:s text:c="5"/>60 <text:s text:c="8"/>GTTGG <text:s/>64</text:span></text:p>
      <text:p text:style-name="P1"><text:span text:style-name="T1">NC_047034.1 <text:s/>174000372 <text:s/>..... <text:s/>174000368</text:span></text:p>
      <text:p text:style-name="P1"/>
      <text:p text:style-name="P1"/>
      <text:p text:style-name="P1"><text:span text:style-name="T1">Lambda <text:s text:c="5"/>K <text:s text:c="7"/>H</text:span></text:p>
      <text:p text:style-name="P1"><text:span text:style-name="T1"><text:s text:c="3"/>0.634 <text:s text:c="3"/>0.408 <text:s text:c="3"/>0.912</text:span></text:p>
      <text:p text:style-name="P1"/>
      <text:p text:style-name="P1"><text:span text:style-name="T1">Gapped</text:span></text:p>
      <text:p text:style-name="P1"><text:span text:style-name="T1">Lambda <text:s text:c="5"/>K <text:s text:c="7"/>H</text:span></text:p>
      <text:p text:style-name="P1"><text:soft-page-break/><text:span text:style-name="T1"><text:s text:c="3"/>0.625 <text:s text:c="3"/>0.410 <text:s text:c="3"/>0.780</text:span></text:p>
      <text:p text:style-name="P1"/>
      <text:p text:style-name="P1"><text:span text:style-name="T1">Effective search space used: 83247337460</text:span></text:p>
      <text:p text:style-name="P1"/>
      <text:p text:style-name="P1"/>
      <text:p text:style-name="P1"><text:span text:style-name="T1">Query= exon_4</text:span></text:p>
      <text:p text:style-name="P1"/>
      <text:p text:style-name="P1"><text:span text:style-name="T1">Length=776</text:span></text:p>
      <text:p text:style-name="P1"><text:span text:style-name="T1"><text:s text:c="70"/>Score <text:s text:c="4"/>E</text:span></text:p>
      <text:p text:style-name="P1"><text:span text:style-name="T1">Sequences producing significant alignments: <text:s text:c="25"/>(Bits) <text:s/>Value</text:span></text:p>
      <text:p text:style-name="P1"/>
      <text:p text:style-name="P1"><text:span text:style-name="T1">NC_047034.1 Tursiops truncatus isolate mTurTru1 chromosome 1, mTu... <text:s/>1003 <text:s text:c="3"/>0.0</text:span></text:p>
      <text:p text:style-name="P1"/>
      <text:p text:style-name="P1"/>
      <text:p text:style-name="P1"/>
      <text:p text:style-name="P1"><text:span text:style-name="T1">Query_4 <text:s text:c="5"/>10 <text:s text:c="8"/>GATGCCCCTGCATAGGTTTCCGGTGATAGTAAGAGACTGCATAGTGGCTACCAACCACTT <text:s/>69</text:span></text:p>
      <text:p text:style-name="P1"><text:span text:style-name="T1">NC_047034.1 <text:s/>173998538 <text:s/>.....T.AA............................GT...G..........T...... <text:s/>173998479</text:span></text:p>
      <text:p text:style-name="P1"/>
      <text:p text:style-name="P1"><text:span text:style-name="T1">Query_4 <text:s text:c="5"/>70 <text:s text:c="8"/>CTTGAAGTCCTTGAGTACATATGGGGTGGATCCAGCCCAGGTTGTGGTCTGTGGTGACAG <text:s/>129</text:span></text:p>
      <text:p text:style-name="P1"><text:span text:style-name="T1">NC_047034.1 <text:s/>173998478 <text:s/>..............A...........CA.........TG...CA................ <text:s/>173998419</text:span></text:p>
      <text:p text:style-name="P1"/>
      <text:p text:style-name="P1"><text:soft-page-break/><text:span text:style-name="T1">Query_4 <text:s text:c="5"/>130 <text:s text:c="7"/>TGTGGGTGGGGGCCTGGCAATGATAGTTTATCAAAACCTTGTGGACAGTTCCGATCTCCC <text:s/>189</text:span></text:p>
      <text:p text:style-name="P1"><text:span text:style-name="T1">NC_047034.1 <text:s/>173998418 <text:s/>.............G......CA.......G.....................T........ <text:s/>173998359</text:span></text:p>
      <text:p text:style-name="P1"/>
      <text:p text:style-name="P1"><text:span text:style-name="T1">Query_4 <text:s text:c="5"/>190 <text:s text:c="7"/>CAAGATCCGTGCCCAGATCCTGATCTACCCTGCTGTCCAAGCCCTGGATTTCCAGCCCCC <text:s/>249</text:span></text:p>
      <text:p text:style-name="P1"><text:span text:style-name="T1">NC_047034.1 <text:s/>173998358 <text:s/>............T..............TG.C..GC......................T.. <text:s/>173998299</text:span></text:p>
      <text:p text:style-name="P1"/>
      <text:p text:style-name="P1"><text:span text:style-name="T1">Query_4 <text:s text:c="5"/>250 <text:s text:c="7"/>TTCCTATCAGCAGAACAAGAATGTTCCACTGCTCAGCCGGAATATGTTCTTCTACTGTTG <text:s/>309</text:span></text:p>
      <text:p text:style-name="P1"><text:span text:style-name="T1">NC_047034.1 <text:s/>173998298 <text:s/>...TC..............G.C..............G.A....T..GC.......C.... <text:s/>173998239</text:span></text:p>
      <text:p text:style-name="P1"/>
      <text:p text:style-name="P1"><text:span text:style-name="T1">Query_4 <text:s text:c="5"/>310 <text:s text:c="7"/>GTGTGCTTACCTGGACATCAGCCCCTCCTGGAAGAGCACCGTATTGAAAGGCACCCAAAT <text:s/>369</text:span></text:p>
      <text:p text:style-name="P1"><text:span text:style-name="T1">NC_047034.1 <text:s/>173998238 <text:s/>.....G...........................A..A....C....G....-.G..C.C. <text:s/>173998180</text:span><text:span text:style-name="T4"> [Deletion of 1 bp – frameshift]</text:span></text:p>
      <text:p text:style-name="P1"/>
      <text:p text:style-name="P1"><text:span text:style-name="T1">Query_4 <text:s text:c="5"/>370 <text:s text:c="7"/>TGCCTGCTGAAGTCTGGGAAAAGTACAGAAAGTGGTTGGGTGCAGAAAACATCCCAGAGA <text:s/>429</text:span></text:p>
      <text:p text:style-name="P1"><text:span text:style-name="T1">NC_047034.1 <text:s/>173998179 <text:s/>.......C.................................T..........T..G.... <text:s/>173998120</text:span></text:p>
      <text:p text:style-name="P1"><text:span text:style-name="T1">NC_047034.1 <text:s/>174025330 <text:s text:c="9"/>.........A.G......C.G......G.CA.C..G..C...G.A..C</text:span><text:span text:style-name="T1"><office:annotation office:name="__Annotation__98_1588569662" loext:resolved="false"><dc:creator>Unknown Author</dc:creator><dc:date>2026-02-20T14:53:09.123357813</dc:date><text:p text:style-name="P2"><text:span text:style-name="T5">Deletion of 1 bp -frameshift</text:span></text:p></office:annotation></text:span><text:span text:style-name="T1">-</text:span><office:annotation-end office:name="__Annotation__98_1588569662"/><text:span text:style-name="T1">..G <text:s/>174025280</text:span></text:p>
      <text:p text:style-name="P1"/>
      <text:p text:style-name="P1"><text:span text:style-name="T1">Query_4 <text:s text:c="5"/>430 <text:s text:c="7"/>AGTTT-AAGAAGAGAGGCTACCTGCCAACGCCCCGTGAACCCCTGAATGAGGCTGCCTAT <text:s/>488</text:span></text:p>
      <text:p text:style-name="P1"><text:span text:style-name="T1">NC_047034.1 <text:s/>173998119 <text:s/>.....-...............------.......A...G...........AA........ <text:s/>173998067</text:span><text:span text:style-name="T4"> [Deletion of 6 bp – frame-preserving]</text:span></text:p>
      <text:p text:style-name="P1"><text:span text:style-name="T1">NC_047034.1 <text:s/>174025279 <text:s/>.....C.......C.AA.....AA..C.T.TTT.C..CC..TT.C............... <text:s/>174025220</text:span></text:p>
      <text:p text:style-name="P1"><text:soft-page-break/></text:p>
      <text:p text:style-name="P1"><text:span text:style-name="T1">Query_4 <text:s text:c="5"/>489 <text:s text:c="7"/>CTGGAGACAAACATCATTCTAGATTTGATG----ACCT-CGCCCCTGATTGCAGACGATG <text:s/>543</text:span></text:p>
      <text:p text:style-name="P1"><text:span text:style-name="T1">NC_047034.1 <text:s/>173998066 <text:s/>............................C.----.A..-.A..............T.... <text:s/>173998012</text:span></text:p>
      <text:p text:style-name="P1"><text:span text:style-name="T1">NC_047034.1 <text:s/>174025219 <text:s/>..A..</text:span><text:span text:style-name="T1"><office:annotation office:name="__Annotation__100_1588569662" loext:resolved="false"><dc:creator>Unknown Author</dc:creator><dc:date>2026-02-20T14:56:07.554903594</dc:date><text:p text:style-name="P3"><text:span text:style-name="T5">-3 deletion</text:span></text:p></office:annotation></text:span><text:span text:style-name="T1">---</text:span><office:annotation-end office:name="__Annotation__100_1588569662"/><text:span text:style-name="T1">.....</text:span><text:span text:style-name="T1"><office:annotation office:name="__Annotation__101_1588569662" loext:resolved="false"><dc:creator>Unknown Author</dc:creator><dc:date>2026-02-20T14:56:53.327916821</dc:date><text:p text:style-name="P3"><text:span text:style-name="T5">-2 deletion</text:span></text:p><text:p text:style-name="P3"><text:span text:style-name="T5">(Total -5 deletion - frameshift)</text:span></text:p></office:annotation></text:span><text:span text:style-name="T1">--</text:span><office:annotation-end office:name="__Annotation__101_1588569662"/><text:span text:style-name="T1">..C.CTTG..G....TGGA..A.A.A.....C..AAAG..G..A. <text:s/>174025165</text:span></text:p>
      <text:p text:style-name="P1"/>
      <text:p text:style-name="P1"><text:span text:style-name="T1">Query_4 <text:s text:c="5"/>544 <text:s text:c="7"/>A-AGTAGTGTCTCGGCTCCCCGAAGCTTGCATCGTGAGCTGTGAGTATGATATTCTCCGG <text:s/>602</text:span></text:p>
      <text:p text:style-name="P1"><text:span text:style-name="T1">NC_047034.1 <text:s/>173998011 <text:s/>.-...........A.....G.A........................G...........A. <text:s/>173997953</text:span></text:p>
      <text:p text:style-name="P1"><text:span text:style-name="T1">NC_047034.1 <text:s/>174025164 <text:s/>.G.CC.T..</text:span><text:span text:style-name="T1"><office:annotation office:name="__Annotation__102_1588569662" loext:resolved="false"><dc:creator>Unknown Author</dc:creator><dc:date>2026-02-20T14:58:43.151798693</dc:date><text:p text:style-name="P3"><text:span text:style-name="T5">-1 deletion</text:span></text:p></office:annotation></text:span><text:span text:style-name="T1">-</text:span><office:annotation-end office:name="__Annotation__102_1588569662"/><text:span text:style-name="T1">.C.A...T........C.T.C.G.......</text:span><text:span text:style-name="T1"><office:annotation office:name="__Annotation__103_1588569662" loext:resolved="false"><dc:creator>Unknown Author</dc:creator><dc:date>2026-02-20T14:59:01.247839258</dc:date><text:p text:style-name="P3"><text:span text:style-name="T5">-4 deletion</text:span><text:span text:style-name="T5"><text:line-break/></text:span><text:span text:style-name="T5">(Total -5 deletion - frameshift)</text:span></text:p></office:annotation></text:span><text:span text:style-name="T1">----</text:span><office:annotation-end office:name="__Annotation__103_1588569662"/><text:span text:style-name="T1">......C..C.....T <text:s/>174025110</text:span></text:p>
      <text:p text:style-name="P1"/>
      <text:p text:style-name="P1"><text:span text:style-name="T1">Query_4 <text:s text:c="5"/>603 <text:s text:c="7"/>GACCATTCGCTGTTGTATAAGAAGAGGCTGGAGGACCTGGGAGTCCCAGTGACTTGGCAC <text:s/>662</text:span></text:p>
      <text:p text:style-name="P1"><text:span text:style-name="T1">NC_047034.1 <text:s/>173997952 <text:s/>.................C.......................................... <text:s/>173997893</text:span></text:p>
      <text:p text:style-name="P1"><text:span text:style-name="T1">NC_047034.1 <text:s/>174025109 <text:s/>..TG.CATCT..C.C.........T.CT.........A...G.....C.....A...T.. <text:s/>174025050</text:span></text:p>
      <text:p text:style-name="P1"/>
      <text:p text:style-name="P1"><text:span text:style-name="T1">Query_4 <text:s text:c="5"/>663 <text:s text:c="7"/>CATATGGCGGATGGTTTTCACAGGGTGTTGATCACCCTTGACATGGGCTGCTTGTACTTC <text:s/>722</text:span></text:p>
      <text:p text:style-name="P1"><text:span text:style-name="T1">NC_047034.1 <text:s/>173997892 <text:s/>..C....A.............G......C.G...........C.......T........G <text:s/>173997833</text:span></text:p>
      <text:p text:style-name="P1"><text:span text:style-name="T1">NC_047034.1 <text:s/>174025049 <text:s/>..CG...A......C...... <text:s text:c="40"/>174025029</text:span></text:p>
      <text:p text:style-name="P1"/>
      <text:p text:style-name="P1"><text:span text:style-name="T1">Query_4 <text:s text:c="5"/>723 <text:s text:c="7"/>CCCTGCTCCACGAGGATTATGAATGCTGTGGTCCATTTTATGATAGAGTTGT <text:s/>774</text:span></text:p>
      <text:p text:style-name="P1"><text:span text:style-name="T1">NC_047034.1 <text:s/>173997832 <text:s/>..........T.......C.........CA...........A.A........ <text:s/>173997781</text:span></text:p>
      <text:p text:style-name="P1"/>
      <text:p text:style-name="P1"/>
      <text:p text:style-name="P1"><text:soft-page-break/><text:span text:style-name="T1">Lambda <text:s text:c="5"/>K <text:s text:c="7"/>H</text:span></text:p>
      <text:p text:style-name="P1"><text:span text:style-name="T1"><text:s text:c="3"/>0.634 <text:s text:c="3"/>0.408 <text:s text:c="3"/>0.912</text:span></text:p>
      <text:p text:style-name="P1"/>
      <text:p text:style-name="P1"><text:span text:style-name="T1">Gapped</text:span></text:p>
      <text:p text:style-name="P1"><text:span text:style-name="T1">Lambda <text:s text:c="5"/>K <text:s text:c="7"/>H</text:span></text:p>
      <text:p text:style-name="P1"><text:span text:style-name="T1"><text:s text:c="3"/>0.625 <text:s text:c="3"/>0.410 <text:s text:c="3"/>0.780</text:span></text:p>
      <text:p text:style-name="P1"/>
      <text:p text:style-name="P1"><text:span text:style-name="T1">Effective search space used: 1769599739112</text:span></text:p>
      <text:p text:style-name="P1"/>
      <text:p text:style-name="P1"/>
      <text:p text:style-name="P1"><text:span text:style-name="T1"><text:s text:c="2"/>Database: GCF_011762595.2_mTurTru1.mat.Y_genomic.fna</text:span></text:p>
      <text:p text:style-name="P1"><text:span text:style-name="T1"><text:s text:c="4"/>Posted date: <text:s/>Feb 3, 2026 <text:s/>5:31 PM</text:span></text:p>
      <text:p text:style-name="P1"><text:span text:style-name="T1"><text:s text:c="2"/>Number of letters in database: 2,378,505,825</text:span></text:p>
      <text:p text:style-name="P1"><text:span text:style-name="T1"><text:s text:c="2"/>Number of sequences in database: <text:s/>361</text:span></text:p>
      <text:p text:style-name="P1"/>
      <text:p text:style-name="P1"/>
      <text:p text:style-name="P1"/>
      <text:p text:style-name="P1"><text:span text:style-name="T1">Matrix: blastn matrix 2 -3</text:span></text:p>
      <text:p text:style-name="P1"><text:span text:style-name="T1">Gap Penalties: Existence: 5, Extension: 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Courier1" svg:font-family="Courier, 'Courier New'" style:font-family-generic="roman" style:font-pitch="variable"/>
    <style:font-face style:name="F" svg:font-family="" style:font-family-generic="roman"/>
    <style:font-face style:name="F1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right="0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1" style:font-family-asian="'ＭＳ ゴシック'" style:font-family-generic-asian="system" style:font-pitch-asian="variable" style:font-size-asian="14pt" style:font-weight-asian="bold" style:font-name-complex="F1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1" style:font-family-asian="'ＭＳ ゴシック'" style:font-family-generic-asian="system" style:font-pitch-asian="variable" style:font-size-asian="13pt" style:font-weight-asian="bold" style:font-name-complex="F1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1" style:font-family-asian="'ＭＳ ゴシック'" style:font-family-generic-asian="system" style:font-pitch-asian="variable" style:font-weight-asian="bold" style:font-name-complex="F1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1" style:font-family-asian="'ＭＳ ゴシック'" style:font-family-generic-asian="system" style:font-pitch-asian="variable" style:font-style-asian="italic" style:font-weight-asian="bold" style:font-name-complex="F1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1" style:font-family-asian="'ＭＳ ゴシック'" style:font-family-generic-asian="system" style:font-pitch-asian="variable" style:font-name-complex="F1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1" style:font-family-asian="'ＭＳ ゴシック'" style:font-family-generic-asian="system" style:font-pitch-asian="variable" style:font-style-asian="italic" style:font-name-complex="F1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1" style:font-family-asian="'ＭＳ ゴシック'" style:font-family-generic-asian="system" style:font-pitch-asian="variable" style:font-style-asian="italic" style:font-name-complex="F1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1" style:font-family-asian="'ＭＳ ゴシック'" style:font-family-generic-asian="system" style:font-pitch-asian="variable" style:font-size-asian="10pt" style:font-name-complex="F1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1" style:font-family-asian="'ＭＳ ゴシック'" style:font-family-generic-asian="system" style:font-pitch-asian="variable" style:font-size-asian="10pt" style:font-style-asian="italic" style:font-name-complex="F1" style:font-family-generic-complex="system" style:font-pitch-complex="variable" style:font-size-complex="10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1" style:font-family-asian="'ＭＳ ゴシック'" style:font-family-generic-asian="system" style:font-pitch-asian="variable" style:font-size-asian="26pt" style:font-name-complex="F1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1" style:font-family-asian="'ＭＳ ゴシック'" style:font-family-generic-asian="system" style:font-pitch-asian="variable" style:font-size-asian="12pt" style:font-style-asian="italic" style:font-name-complex="F1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class="list">
      <style:paragraph-properties fo:margin-left="1.27cm" fo:margin-right="0cm" fo:margin-top="0cm" fo:margin-bottom="0.353cm" style:contextual-spacing="true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margin-top="0cm" fo:margin-bottom="0.353cm" style:contextual-spacing="true" fo:text-indent="-0.635cm" style:auto-text-indent="false"/>
    </style:style>
    <style:style style:name="List_20_Bullet" style:display-name="List Bullet" style:family="paragraph" style:parent-style-name="Standard" style:list-style-name="WWNum1">
      <style:paragraph-properties fo:margin-top="0cm" fo:margin-bottom="0.353cm" style:contextual-spacing="true"/>
    </style:style>
    <style:style style:name="List_20_Bullet_20_2" style:display-name="List Bullet 2" style:family="paragraph" style:parent-style-name="Standard" style:list-style-name="WWNum2">
      <style:paragraph-properties fo:margin-top="0cm" fo:margin-bottom="0.353cm" style:contextual-spacing="true"/>
    </style:style>
    <style:style style:name="List_20_Bullet_20_3" style:display-name="List Bullet 3" style:family="paragraph" style:parent-style-name="Standard" style:list-style-name="WWNum3">
      <style:paragraph-properties fo:margin-top="0cm" fo:margin-bottom="0.353cm" style:contextual-spacing="true"/>
    </style:style>
    <style:style style:name="List_20_Number" style:display-name="List Number" style:family="paragraph" style:parent-style-name="Standard" style:list-style-name="WWNum5">
      <style:paragraph-properties fo:margin-top="0cm" fo:margin-bottom="0.353cm" style:contextual-spacing="true"/>
    </style:style>
    <style:style style:name="List_20_Number_20_2" style:display-name="List Number 2" style:family="paragraph" style:parent-style-name="Standard" style:list-style-name="WWNum6">
      <style:paragraph-properties fo:margin-top="0cm" fo:margin-bottom="0.353cm" style:contextual-spacing="true"/>
    </style:style>
    <style:style style:name="List_20_Number_20_3" style:display-name="List Number 3" style:family="paragraph" style:parent-style-name="Standard" style:list-style-name="WWNum7">
      <style:paragraph-properties fo:margin-top="0cm" fo:margin-bottom="0.353cm" style:contextual-spacing="tru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style:contextual-spacing="true" fo:text-indent="0cm" style:auto-text-indent="fals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1" style:font-family-asian="'ＭＳ ゴシック'" style:font-family-generic-asian="system" style:font-pitch-asian="variable" style:font-size-asian="14pt" style:font-weight-asian="bold" style:font-name-complex="F1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1" style:font-family-asian="'ＭＳ ゴシック'" style:font-family-generic-asian="system" style:font-pitch-asian="variable" style:font-size-asian="13pt" style:font-weight-asian="bold" style:font-name-complex="F1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1" style:font-family-asian="'ＭＳ ゴシック'" style:font-family-generic-asian="system" style:font-pitch-asian="variable" style:font-weight-asian="bold" style:font-name-complex="F1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1" style:font-family-asian="'ＭＳ ゴシック'" style:font-family-generic-asian="system" style:font-pitch-asian="variable" style:font-size-asian="26pt" style:font-name-complex="F1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1" style:font-family-asian="'ＭＳ ゴシック'" style:font-family-generic-asian="system" style:font-pitch-asian="variable" style:font-size-asian="12pt" style:font-style-asian="italic" style:font-name-complex="F1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1" style:font-family-asian="'ＭＳ ゴシック'" style:font-family-generic-asian="system" style:font-pitch-asian="variable" style:font-style-asian="italic" style:font-weight-asian="bold" style:font-name-complex="F1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1" style:font-family-asian="'ＭＳ ゴシック'" style:font-family-generic-asian="system" style:font-pitch-asian="variable" style:font-name-complex="F1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1" style:font-family-asian="'ＭＳ ゴシック'" style:font-family-generic-asian="system" style:font-pitch-asian="variable" style:font-style-asian="italic" style:font-name-complex="F1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1" style:font-family-asian="'ＭＳ ゴシック'" style:font-family-generic-asian="system" style:font-pitch-asian="variable" style:font-style-asian="italic" style:font-name-complex="F1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1" style:font-family-asian="'ＭＳ ゴシック'" style:font-family-generic-asian="system" style:font-pitch-asian="variable" style:font-size-asian="10pt" style:font-name-complex="F1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1" style:font-family-asian="'ＭＳ ゴシック'" style:font-family-generic-asian="system" style:font-pitch-asian="variable" style:font-size-asian="10pt" style:font-style-asian="italic" style:font-name-complex="F1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27cm" fo:margin-bottom="1.27cm" fo:margin-left="1.27cm" fo:margin-right="1.27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6-02-20T15:00:55.746375076</dc:date>
    <meta:editing-duration>PT7S</meta:editing-duration>
    <meta:generator>LibreOffice/7.3.7.2$Linux_X86_64 LibreOffice_project/30$Build-2</meta:generator>
    <meta:document-statistic meta:table-count="0" meta:image-count="0" meta:object-count="0" meta:page-count="8" meta:paragraph-count="95" meta:word-count="402" meta:character-count="5666" meta:non-whitespace-character-count="4515"/>
    <meta:user-defined meta:name="AppVersion">14.0000</meta:user-defined>
    <meta:template xlink:type="simple" xlink:actuate="onRequest" xlink:title="Normal.dotm" xlink:href=""/>
  </office:meta>
</office:document-meta>
</file>